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2.51cm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2.469cm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3.328cm"/>
      <style:paragraph-properties style:writing-mode="lr-tb"/>
    </style:style>
    <style:style style:name="gr11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4cm" fo:min-width="4.486cm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4.264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8" style:family="graphic" style:parent-style-name="objectwithoutfill">
      <style:graphic-properties svg:stroke-width="0.2cm" draw:marker-start-width="0.5cm" draw:marker-end="Linienspitzen_20_1" draw:marker-end-width="0.6cm" draw:fill="none" draw:textarea-vertical-align="middle" fo:padding-top="0.225cm" fo:padding-bottom="0.225cm" fo:padding-left="0.35cm" fo:padding-right="0.35cm"/>
    </style:style>
    <style:style style:name="gr139" style:family="graphic" style:parent-style-name="objectwithoutfill">
      <style:graphic-properties svg:stroke-width="0.2cm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140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141" style:family="graphic" style:parent-style-name="objectwithoutfill">
      <style:graphic-properties svg:stroke-width="0.2cm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142" style:family="graphic" style:parent-style-name="objectwithoutfill">
      <style:graphic-properties svg:stroke-width="0.2cm" draw:marker-start-width="0.5cm" draw:marker-end="Linienspitzen_20_5" draw:marker-end-width="0.6cm" draw:fill="none" draw:textarea-vertical-align="middle" fo:padding-top="0.225cm" fo:padding-bottom="0.225cm" fo:padding-left="0.35cm" fo:padding-right="0.35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44" style:family="graphic" style:parent-style-name="standard">
      <style:graphic-properties draw:fill="none" draw:textarea-horizontal-align="justify" draw:textarea-vertical-align="middle" draw:auto-grow-height="false" fo:min-height="18.05cm" fo:min-width="23.6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" draw:text-style-name="P1" draw:layer="layout" svg:width="2.229cm" svg:height="1.299cm" svg:x="7.676cm" svg:y="11.118cm" svg:viewBox="0 0 2230 1300" svg:d="M0 1300c631 0 1621-410 2048-681 427-270 0-619-215-619z">
              <text:p/>
            </draw:path>
            <draw:g>
              <draw:polygon draw:style-name="gr2" draw:text-style-name="P2" draw:layer="layout" svg:width="1.293cm" svg:height="3.219cm" svg:x="6.382cm" svg:y="9.198cm" svg:viewBox="0 0 1294 3220" draw:points="0,2477 0,0 1294,743 1294,3220">
                <text:p/>
              </draw:polygon>
              <draw:polygon draw:style-name="gr3" draw:text-style-name="P3" draw:layer="layout" svg:width="1.832cm" svg:height="3.529cm" svg:x="7.676cm" svg:y="8.889cm" svg:viewBox="0 0 1833 3530" draw:points="0,3530 0,1053 1833,0 1833,2477">
                <text:p/>
              </draw:polygon>
              <draw:polygon draw:style-name="gr4" draw:text-style-name="P4" draw:layer="layout" svg:width="3.125cm" svg:height="1.795cm" svg:x="6.382cm" svg:y="8.146cm" svg:viewBox="0 0 3126 1796" draw:points="1294,1796 0,1053 1833,0 3126,743">
                <text:p/>
              </draw:polygon>
              <draw:polygon draw:style-name="gr5" draw:text-style-name="P5" draw:layer="layout" svg:width="3.125cm" svg:height="4.272cm" svg:x="6.382cm" svg:y="8.146cm" svg:viewBox="0 0 3126 4273" draw:points="0,3530 0,1053 1833,0 3126,743 3126,3220 1294,4273">
                <text:p/>
              </draw:polygon>
              <draw:line draw:style-name="gr6" draw:text-style-name="P6" draw:layer="layout" svg:x1="7.46cm" svg:y1="11.799cm" svg:x2="6.597cm" svg:y2="11.304cm">
                <text:p/>
              </draw:line>
              <draw:line draw:style-name="gr7" draw:text-style-name="P6" draw:layer="layout" svg:x1="7.46cm" svg:y1="12.046cm" svg:x2="6.597cm" svg:y2="11.551cm">
                <text:p/>
              </draw:line>
              <draw:line draw:style-name="gr8" draw:text-style-name="P6" draw:layer="layout" svg:x1="7.46cm" svg:y1="11.923cm" svg:x2="6.597cm" svg:y2="11.428cm">
                <text:p/>
              </draw:line>
              <draw:polyline draw:style-name="gr9" draw:text-style-name="P6" draw:layer="layout" svg:width="1.077cm" svg:height="0.742cm" svg:x="6.489cm" svg:y="9.57cm" svg:viewBox="0 0 1078 743" draw:points="1078,743 0,124 0,0">
                <text:p/>
              </draw:polyline>
              <draw:polyline draw:style-name="gr10" draw:text-style-name="P6" draw:layer="layout" svg:width="1.058cm" svg:height="0.745cm" svg:x="6.508cm" svg:y="9.567cm" svg:viewBox="0 0 1059 746" draw:points="1059,746 1059,622 0,0">
                <text:p/>
              </draw:polyline>
              <draw:polygon draw:style-name="gr11" draw:text-style-name="P7" draw:layer="layout" svg:width="0.125cm" svg:height="0.218cm" svg:x="6.889cm" svg:y="10.806cm" svg:viewBox="0 0 126 219" draw:points="0,146 0,0 126,73 126,219">
                <text:p/>
              </draw:polygon>
              <draw:line draw:style-name="gr12" draw:text-style-name="P6" draw:layer="layout" svg:x1="7.46cm" svg:y1="11.675cm" svg:x2="6.597cm" svg:y2="11.18cm">
                <text:p/>
              </draw:line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3" draw:text-style-name="P1" draw:layer="layout" svg:width="0.85cm" svg:height="0.534cm" svg:x="5.477cm" svg:y="12.663cm" svg:viewBox="0 0 851 535" svg:d="M0 535c213 0 851-178 851-312s-20-223-233-223c0 134-622 134-618 535z">
                <text:p/>
              </draw:path>
              <draw:g>
                <draw:polygon draw:style-name="gr14" draw:text-style-name="P2" draw:layer="layout" svg:width="0.387cm" svg:height="0.446cm" svg:x="5.164cm" svg:y="12.752cm" svg:viewBox="0 0 388 447" draw:points="0,268 77,0 388,179 310,447">
                  <text:p/>
                </draw:polygon>
                <draw:polygon draw:style-name="gr15" draw:text-style-name="P4" draw:layer="layout" svg:width="0.853cm" svg:height="0.49cm" svg:x="5.241cm" svg:y="12.44cm" svg:viewBox="0 0 854 491" draw:points="0,312 156,179 388,44 543,0 854,179 699,223 466,357 310,491">
                  <text:p/>
                </draw:polygon>
                <draw:path draw:style-name="gr16" draw:text-style-name="P8" draw:layer="layout" svg:width="0.698cm" svg:height="0.579cm" svg:x="5.474cm" svg:y="12.617cm" svg:viewBox="0 0 699 580" svg:d="M699 179c0-268-156-179-311-90-155 90-311 90-388 491 0 0 310-178 699-401z">
                  <text:p/>
                </draw:path>
                <draw:path draw:style-name="gr17" draw:text-style-name="P5" draw:layer="layout" svg:width="1.008cm" svg:height="0.758cm" svg:x="5.164cm" svg:y="12.44cm" svg:viewBox="0 0 1009 759" svg:d="M621 0c-155 44-155 44-311 134-77 45-233 89-310 446 156 90 156 90 310 179 89-41 544-312 699-402 0-223-155-223-388-357z">
                  <text:p/>
                </draw:path>
              </draw:g>
            </draw:g>
            <draw:g>
              <draw:path draw:style-name="gr18" draw:text-style-name="P1" draw:layer="layout" svg:width="1.396cm" svg:height="1.07cm" svg:x="4.775cm" svg:y="10.52cm" svg:viewBox="0 0 1397 1071" svg:d="M5 1071c213 0 1392-45 1392-446 0-402-405-625-618-625 0 134-852 89-774 1071z">
                <text:p/>
              </draw:path>
              <draw:g>
                <draw:polygon draw:style-name="gr19" draw:text-style-name="P2" draw:layer="layout" svg:width="0.775cm" svg:height="0.624cm" svg:x="3.999cm" svg:y="10.966cm" svg:viewBox="0 0 776 625" draw:points="0,179 0,0 776,447 776,625">
                  <text:p/>
                </draw:polygon>
                <draw:polygon draw:style-name="gr20" draw:text-style-name="P2" draw:layer="layout" svg:width="0.775cm" svg:height="0.758cm" svg:x="4.62cm" svg:y="10.297cm" svg:viewBox="0 0 776 759" draw:points="0,312 0,0 776,447 776,759">
                  <text:p/>
                </draw:polygon>
                <draw:polygon draw:style-name="gr21" draw:text-style-name="P4" draw:layer="layout" svg:width="1.396cm" svg:height="0.802cm" svg:x="3.999cm" svg:y="10.609cm" svg:viewBox="0 0 1397 803" draw:points="0,357 621,0 1397,447 776,803">
                  <text:p/>
                </draw:polygon>
                <draw:line draw:style-name="gr22" draw:text-style-name="P6" draw:layer="layout" svg:x1="4.62cm" svg:y1="10.609cm" svg:x2="5.396cm" svg:y2="11.056cm">
                  <text:p/>
                </draw:line>
                <draw:polygon draw:style-name="gr23" draw:text-style-name="P8" draw:layer="layout" svg:width="0.775cm" svg:height="0.758cm" svg:x="4.775cm" svg:y="10.832cm" svg:viewBox="0 0 776 759" draw:points="0,759 0,580 621,223 621,0 776,89 776,312">
                  <text:p/>
                </draw:polygon>
                <draw:polygon draw:style-name="gr24" draw:text-style-name="P2" draw:layer="layout" svg:width="2.483cm" svg:height="3.391cm" svg:x="3.145cm" svg:y="7.574cm" svg:viewBox="0 0 2484 3392" draw:points="0,1964 0,0 2484,1429 2484,3392">
                  <text:p/>
                </draw:polygon>
                <draw:polygon draw:style-name="gr25" draw:text-style-name="P9" draw:layer="layout" svg:width="2.328cm" svg:height="3.123cm" svg:x="3.223cm" svg:y="7.708cm" svg:viewBox="0 0 2329 3124" draw:points="0,1785 0,0 2329,1339 2329,3124">
                  <text:p/>
                </draw:polygon>
                <draw:polygon draw:style-name="gr26" draw:text-style-name="P4" draw:layer="layout" svg:width="2.638cm" svg:height="1.516cm" svg:x="3.145cm" svg:y="7.485cm" svg:viewBox="0 0 2639 1517" draw:points="2484,1517 0,89 156,0 2639,1429">
                  <text:p/>
                </draw:polygon>
                <draw:polygon draw:style-name="gr27" draw:text-style-name="P8" draw:layer="layout" svg:width="0.155cm" svg:height="2.052cm" svg:x="5.629cm" svg:y="8.914cm" svg:viewBox="0 0 156 2053" draw:points="0,2053 0,89 156,0 156,1964">
                  <text:p/>
                </draw:polygon>
                <draw:polygon draw:style-name="gr28" draw:text-style-name="P5" draw:layer="layout" svg:width="2.638cm" svg:height="4.105cm" svg:x="3.145cm" svg:y="7.485cm" svg:viewBox="0 0 2639 4106" draw:points="156,0 2639,1429 2639,3393 2484,3481 2406,3437 2406,3660 1630,4106 854,3660 854,3481 1474,3124 1474,2902 0,2053 0,89">
                  <text:p/>
                </draw:polygon>
              </draw:g>
            </draw:g>
            <draw:g>
              <draw:path draw:style-name="gr29" draw:text-style-name="P1" draw:layer="layout" svg:width="1.01cm" svg:height="0.534cm" svg:x="4.463cm" svg:y="12.172cm" svg:viewBox="0 0 1011 535" svg:d="M5 535c214 0 1006-223 1006-356 0-135-19-179-233-179 0 134-854 89-773 535z">
                <text:p/>
              </draw:path>
              <draw:g>
                <draw:polygon draw:style-name="gr30" draw:text-style-name="P4" draw:layer="layout" svg:width="3.336cm" svg:height="1.919cm" svg:x="1.981cm" svg:y="10.654cm" svg:viewBox="0 0 3337 1920" draw:points="2484,1920 0,491 854,0 3337,1429">
                  <text:p/>
                </draw:polygon>
                <draw:polygon draw:style-name="gr31" draw:text-style-name="P10" draw:layer="layout" svg:width="2.25cm" svg:height="1.293cm" svg:x="2.214cm" svg:y="10.788cm" svg:viewBox="0 0 2251 1294" draw:points="0,357 621,0 2251,938 1630,1294">
                  <text:p/>
                </draw:polygon>
                <draw:polygon draw:style-name="gr32" draw:text-style-name="P10" draw:layer="layout" svg:width="1.086cm" svg:height="0.624cm" svg:x="3.999cm" svg:y="11.814cm" svg:viewBox="0 0 1087 625" draw:points="0,357 621,0 1087,268 466,625">
                  <text:p/>
                </draw:polygon>
                <draw:polygon draw:style-name="gr33" draw:text-style-name="P8" draw:layer="layout" svg:width="0.853cm" svg:height="0.669cm" svg:x="4.465cm" svg:y="12.082cm" svg:viewBox="0 0 854 670" draw:points="0,670 0,491 854,0 854,179">
                  <text:p/>
                </draw:polygon>
                <draw:line draw:style-name="gr34" draw:text-style-name="P6" draw:layer="layout" svg:x1="2.369cm" svg:y1="11.055cm" svg:x2="3.999cm" svg:y2="11.993cm">
                  <text:p/>
                </draw:line>
                <draw:line draw:style-name="gr35" draw:text-style-name="P6" draw:layer="layout" svg:x1="2.524cm" svg:y1="10.966cm" svg:x2="4.154cm" svg:y2="11.904cm">
                  <text:p/>
                </draw:line>
                <draw:line draw:style-name="gr36" draw:text-style-name="P6" draw:layer="layout" svg:x1="2.68cm" svg:y1="10.877cm" svg:x2="4.31cm" svg:y2="11.815cm">
                  <text:p/>
                </draw:line>
                <draw:line draw:style-name="gr37" draw:text-style-name="P6" draw:layer="layout" svg:x1="4.154cm" svg:y1="11.724cm" svg:x2="4.31cm" svg:y2="11.635cm">
                  <text:p/>
                </draw:line>
                <draw:line draw:style-name="gr38" draw:text-style-name="P6" draw:layer="layout" svg:x1="3.999cm" svg:y1="11.635cm" svg:x2="4.155cm" svg:y2="11.546cm">
                  <text:p/>
                </draw:line>
                <draw:line draw:style-name="gr39" draw:text-style-name="P6" draw:layer="layout" svg:x1="3.844cm" svg:y1="11.547cm" svg:x2="4cm" svg:y2="11.458cm">
                  <text:p/>
                </draw:line>
                <draw:line draw:style-name="gr40" draw:text-style-name="P6" draw:layer="layout" svg:x1="3.921cm" svg:y1="11.77cm" svg:x2="4.077cm" svg:y2="11.681cm">
                  <text:p/>
                </draw:line>
                <draw:line draw:style-name="gr41" draw:text-style-name="P6" draw:layer="layout" svg:x1="3.767cm" svg:y1="11.68cm" svg:x2="3.923cm" svg:y2="11.591cm">
                  <text:p/>
                </draw:line>
                <draw:line draw:style-name="gr42" draw:text-style-name="P6" draw:layer="layout" svg:x1="3.611cm" svg:y1="11.591cm" svg:x2="3.767cm" svg:y2="11.502cm">
                  <text:p/>
                </draw:line>
                <draw:line draw:style-name="gr43" draw:text-style-name="P6" draw:layer="layout" svg:x1="3.688cm" svg:y1="11.457cm" svg:x2="3.844cm" svg:y2="11.368cm">
                  <text:p/>
                </draw:line>
                <draw:line draw:style-name="gr44" draw:text-style-name="P6" draw:layer="layout" svg:x1="3.455cm" svg:y1="11.502cm" svg:x2="3.611cm" svg:y2="11.413cm">
                  <text:p/>
                </draw:line>
                <draw:line draw:style-name="gr45" draw:text-style-name="P6" draw:layer="layout" svg:x1="3.534cm" svg:y1="11.368cm" svg:x2="3.69cm" svg:y2="11.279cm">
                  <text:p/>
                </draw:line>
                <draw:line draw:style-name="gr46" draw:text-style-name="P6" draw:layer="layout" svg:x1="3.378cm" svg:y1="11.279cm" svg:x2="3.534cm" svg:y2="11.19cm">
                  <text:p/>
                </draw:line>
                <draw:line draw:style-name="gr47" draw:text-style-name="P6" draw:layer="layout" svg:x1="3.223cm" svg:y1="11.189cm" svg:x2="3.379cm" svg:y2="11.1cm">
                  <text:p/>
                </draw:line>
                <draw:line draw:style-name="gr48" draw:text-style-name="P6" draw:layer="layout" svg:x1="3.301cm" svg:y1="11.412cm" svg:x2="3.457cm" svg:y2="11.323cm">
                  <text:p/>
                </draw:line>
                <draw:line draw:style-name="gr49" draw:text-style-name="P6" draw:layer="layout" svg:x1="3.145cm" svg:y1="11.323cm" svg:x2="3.301cm" svg:y2="11.234cm">
                  <text:p/>
                </draw:line>
                <draw:line draw:style-name="gr50" draw:text-style-name="P6" draw:layer="layout" svg:x1="2.99cm" svg:y1="11.234cm" svg:x2="3.146cm" svg:y2="11.145cm">
                  <text:p/>
                </draw:line>
                <draw:line draw:style-name="gr51" draw:text-style-name="P6" draw:layer="layout" svg:x1="3.068cm" svg:y1="11.1cm" svg:x2="3.224cm" svg:y2="11.011cm">
                  <text:p/>
                </draw:line>
                <draw:line draw:style-name="gr52" draw:text-style-name="P6" draw:layer="layout" svg:x1="2.835cm" svg:y1="11.144cm" svg:x2="2.991cm" svg:y2="11.055cm">
                  <text:p/>
                </draw:line>
                <draw:line draw:style-name="gr53" draw:text-style-name="P6" draw:layer="layout" svg:x1="2.912cm" svg:y1="11.011cm" svg:x2="3.068cm" svg:y2="10.922cm">
                  <text:p/>
                </draw:line>
                <draw:line draw:style-name="gr54" draw:text-style-name="P6" draw:layer="layout" svg:x1="2.757cm" svg:y1="10.921cm" svg:x2="2.913cm" svg:y2="10.832cm">
                  <text:p/>
                </draw:line>
                <draw:line draw:style-name="gr55" draw:text-style-name="P6" draw:layer="layout" svg:x1="2.68cm" svg:y1="11.055cm" svg:x2="2.836cm" svg:y2="10.966cm">
                  <text:p/>
                </draw:line>
                <draw:line draw:style-name="gr56" draw:text-style-name="P6" draw:layer="layout" svg:x1="3.688cm" svg:y1="11.814cm" svg:x2="3.844cm" svg:y2="11.725cm">
                  <text:p/>
                </draw:line>
                <draw:line draw:style-name="gr57" draw:text-style-name="P6" draw:layer="layout" svg:x1="3.534cm" svg:y1="11.724cm" svg:x2="3.69cm" svg:y2="11.635cm">
                  <text:p/>
                </draw:line>
                <draw:line draw:style-name="gr58" draw:text-style-name="P6" draw:layer="layout" svg:x1="3.378cm" svg:y1="11.635cm" svg:x2="3.534cm" svg:y2="11.546cm">
                  <text:p/>
                </draw:line>
                <draw:line draw:style-name="gr59" draw:text-style-name="P6" draw:layer="layout" svg:x1="3.301cm" svg:y1="11.77cm" svg:x2="3.457cm" svg:y2="11.681cm">
                  <text:p/>
                </draw:line>
                <draw:line draw:style-name="gr60" draw:text-style-name="P6" draw:layer="layout" svg:x1="3.145cm" svg:y1="11.68cm" svg:x2="3.301cm" svg:y2="11.591cm">
                  <text:p/>
                </draw:line>
                <draw:line draw:style-name="gr61" draw:text-style-name="P6" draw:layer="layout" svg:x1="3.223cm" svg:y1="11.547cm" svg:x2="3.379cm" svg:y2="11.458cm">
                  <text:p/>
                </draw:line>
                <draw:line draw:style-name="gr62" draw:text-style-name="P6" draw:layer="layout" svg:x1="3.068cm" svg:y1="11.457cm" svg:x2="3.224cm" svg:y2="11.368cm">
                  <text:p/>
                </draw:line>
                <draw:line draw:style-name="gr63" draw:text-style-name="P6" draw:layer="layout" svg:x1="2.912cm" svg:y1="11.368cm" svg:x2="3.068cm" svg:y2="11.279cm">
                  <text:p/>
                </draw:line>
                <draw:line draw:style-name="gr64" draw:text-style-name="P6" draw:layer="layout" svg:x1="2.757cm" svg:y1="11.279cm" svg:x2="2.913cm" svg:y2="11.19cm">
                  <text:p/>
                </draw:line>
                <draw:line draw:style-name="gr65" draw:text-style-name="P6" draw:layer="layout" svg:x1="2.524cm" svg:y1="11.323cm" svg:x2="2.68cm" svg:y2="11.234cm">
                  <text:p/>
                </draw:line>
                <draw:line draw:style-name="gr66" draw:text-style-name="P6" draw:layer="layout" svg:x1="2.602cm" svg:y1="11.189cm" svg:x2="2.758cm" svg:y2="11.1cm">
                  <text:p/>
                </draw:line>
                <draw:line draw:style-name="gr67" draw:text-style-name="P6" draw:layer="layout" svg:x1="2.369cm" svg:y1="11.234cm" svg:x2="2.525cm" svg:y2="11.145cm">
                  <text:p/>
                </draw:line>
                <draw:line draw:style-name="gr68" draw:text-style-name="P6" draw:layer="layout" svg:x1="3.611cm" svg:y1="11.948cm" svg:x2="3.767cm" svg:y2="11.859cm">
                  <text:p/>
                </draw:line>
                <draw:line draw:style-name="gr69" draw:text-style-name="P6" draw:layer="layout" svg:x1="3.455cm" svg:y1="11.859cm" svg:x2="3.611cm" svg:y2="11.77cm">
                  <text:p/>
                </draw:line>
                <draw:line draw:style-name="gr70" draw:text-style-name="P6" draw:layer="layout" svg:x1="4.154cm" svg:y1="12.261cm" svg:x2="4.775cm" svg:y2="11.904cm">
                  <text:p/>
                </draw:line>
                <draw:line draw:style-name="gr71" draw:text-style-name="P6" draw:layer="layout" svg:x1="4.31cm" svg:y1="12.35cm" svg:x2="4.931cm" svg:y2="11.993cm">
                  <text:p/>
                </draw:line>
                <draw:line draw:style-name="gr72" draw:text-style-name="P6" draw:layer="layout" svg:x1="4.465cm" svg:y1="11.904cm" svg:x2="4.931cm" svg:y2="12.172cm">
                  <text:p/>
                </draw:line>
                <draw:line draw:style-name="gr73" draw:text-style-name="P6" draw:layer="layout" svg:x1="4.31cm" svg:y1="11.993cm" svg:x2="4.776cm" svg:y2="12.261cm">
                  <text:p/>
                </draw:line>
                <draw:line draw:style-name="gr74" draw:text-style-name="P6" draw:layer="layout" svg:x1="4.154cm" svg:y1="12.082cm" svg:x2="4.464cm" svg:y2="12.261cm">
                  <text:p/>
                </draw:line>
                <draw:polygon draw:style-name="gr75" draw:text-style-name="P2" draw:layer="layout" svg:width="2.483cm" svg:height="1.605cm" svg:x="1.981cm" svg:y="11.145cm" svg:viewBox="0 0 2484 1606" draw:points="0,179 0,0 2484,1429 2484,1606">
                  <text:p/>
                </draw:polygon>
                <draw:polygon draw:style-name="gr76" draw:text-style-name="P5" draw:layer="layout" svg:width="3.336cm" svg:height="2.096cm" svg:x="1.981cm" svg:y="10.654cm" svg:viewBox="0 0 3337 2097" draw:points="854,0 3337,1429 3337,1606 2484,2097 0,670 0,491">
                  <text:p/>
                </draw:polygon>
              </draw:g>
            </draw:g>
          </draw:g>
          <draw:g>
            <draw:g>
              <draw:glue-point draw:id="4" svg:x="-1.295cm" svg:y="-5cm"/>
              <draw:glue-point draw:id="5" svg:x="1.667cm" svg:y="-2.5cm"/>
              <draw:glue-point draw:id="6" svg:x="4.26cm" svg:y="-0.312cm"/>
              <draw:glue-point draw:id="7" svg:x="4.26cm" svg:y="0.937cm"/>
              <draw:glue-point draw:id="8" svg:x="4.26cm" svg:y="1.875cm"/>
              <draw:glue-point draw:id="9" svg:x="2.778cm" svg:y="3.125cm"/>
              <draw:glue-point draw:id="10" svg:x="0.556cm" svg:y="5cm"/>
              <draw:glue-point draw:id="11" svg:x="-2.406cm" svg:y="2.5cm"/>
              <draw:glue-point draw:id="12" svg:x="-4.998cm" svg:y="-1.875cm"/>
              <draw:glue-point draw:id="13" svg:x="-2.776cm" svg:y="-3.75cm"/>
              <draw:path draw:style-name="gr77" draw:text-style-name="P1" draw:layer="layout" svg:width="1.562cm" svg:height="0.973cm" svg:x="20.572cm" svg:y="4.665cm" svg:viewBox="0 0 1563 974" svg:d="M0 974c357 0 1563-374 1563-674s-130-300-260-300c0 225-1303 673-1303 974z">
                <text:p/>
              </draw:path>
              <draw:g>
                <draw:glue-point draw:id="4" svg:x="-0.998cm" svg:y="-5cm"/>
                <draw:glue-point draw:id="5" svg:x="1.801cm" svg:y="-2.812cm"/>
                <draw:glue-point draw:id="6" svg:x="5.001cm" svg:y="-0.312cm"/>
                <draw:glue-point draw:id="7" svg:x="5.001cm" svg:y="0.937cm"/>
                <draw:glue-point draw:id="8" svg:x="5.001cm" svg:y="1.875cm"/>
                <draw:glue-point draw:id="9" svg:x="3.401cm" svg:y="3.125cm"/>
                <draw:glue-point draw:id="10" svg:x="1.001cm" svg:y="5cm"/>
                <draw:glue-point draw:id="11" svg:x="-2.198cm" svg:y="2.5cm"/>
                <draw:glue-point draw:id="12" svg:x="-4.998cm" svg:y="0.312cm"/>
                <draw:glue-point draw:id="13" svg:x="-4.998cm" svg:y="-1.875cm"/>
                <draw:glue-point draw:id="14" svg:x="-2.998cm" svg:y="-3.437cm"/>
                <draw:polygon draw:style-name="gr78" draw:text-style-name="P3" draw:layer="layout" svg:width="1.302cm" svg:height="1.273cm" svg:x="20.572cm" svg:y="4.365cm" svg:viewBox="0 0 1303 1274" draw:points="0,1274 0,749 1303,0 1303,525">
                  <text:p/>
                </draw:polygon>
                <draw:polygon draw:style-name="gr79" draw:text-style-name="P4" draw:layer="layout" svg:width="3.256cm" svg:height="1.872cm" svg:x="18.618cm" svg:y="3.242cm" svg:viewBox="0 0 3257 1873" draw:points="1955,1873 0,749 1303,0 3257,1123">
                  <text:p/>
                </draw:polygon>
                <draw:polygon draw:style-name="gr80" draw:text-style-name="P2" draw:layer="layout" svg:width="1.954cm" svg:height="1.647cm" svg:x="18.618cm" svg:y="3.991cm" svg:viewBox="0 0 1955 1648" draw:points="0,525 0,0 1955,1123 1955,1648">
                  <text:p/>
                </draw:polygon>
                <draw:polygon draw:style-name="gr81" draw:text-style-name="P5" draw:layer="layout" svg:width="3.256cm" svg:height="2.396cm" svg:x="18.618cm" svg:y="3.242cm" svg:viewBox="0 0 3257 2397" draw:points="0,1274 0,749 1303,0 3257,1123 3257,1648 1955,2397">
                  <text:p/>
                </draw:polygon>
                <draw:polygon draw:style-name="gr82" draw:text-style-name="P11" draw:layer="layout" svg:width="0.13cm" svg:height="0.299cm" svg:x="20.181cm" svg:y="5.04cm" svg:viewBox="0 0 131 300" draw:points="0,225 0,0 131,75 131,300">
                  <text:p/>
                </draw:polygon>
                <draw:polygon draw:style-name="gr83" draw:text-style-name="P7" draw:layer="layout" svg:width="0.13cm" svg:height="0.299cm" svg:x="19.921cm" svg:y="4.89cm" svg:viewBox="0 0 131 300" draw:points="0,225 0,0 131,75 131,300">
                  <text:p/>
                </draw:polygon>
                <draw:line draw:style-name="gr84" draw:text-style-name="P12" draw:layer="layout" svg:x1="18.749cm" svg:y1="4.216cm" svg:x2="19.791cm" svg:y2="4.816cm">
                  <text:p/>
                </draw:line>
                <draw:line draw:style-name="gr85" draw:text-style-name="P12" draw:layer="layout" svg:x1="18.749cm" svg:y1="4.291cm" svg:x2="19.791cm" svg:y2="4.891cm">
                  <text:p/>
                </draw:line>
                <draw:line draw:style-name="gr86" draw:text-style-name="P12" draw:layer="layout" svg:x1="18.749cm" svg:y1="4.365cm" svg:x2="19.791cm" svg:y2="4.965cm">
                  <text:p/>
                </draw:line>
                <draw:line draw:style-name="gr87" draw:text-style-name="P12" draw:layer="layout" svg:x1="18.749cm" svg:y1="4.441cm" svg:x2="19.791cm" svg:y2="5.041cm">
                  <text:p/>
                </draw:line>
              </draw:g>
            </draw:g>
            <draw:frame draw:style-name="gr88" draw:text-style-name="P13" draw:layer="layout" svg:width="3.01cm" svg:height="0.962cm" svg:x="18.8cm" svg:y="5.8cm">
              <draw:text-box>
                <text:p>Debian</text:p>
              </draw:text-box>
            </draw:frame>
          </draw:g>
          <draw:g>
            <draw:g>
              <draw:glue-point draw:id="4" svg:x="-1.295cm" svg:y="-5cm"/>
              <draw:glue-point draw:id="5" svg:x="1.667cm" svg:y="-2.5cm"/>
              <draw:glue-point draw:id="6" svg:x="4.26cm" svg:y="-0.312cm"/>
              <draw:glue-point draw:id="7" svg:x="4.26cm" svg:y="0.937cm"/>
              <draw:glue-point draw:id="8" svg:x="4.26cm" svg:y="1.875cm"/>
              <draw:glue-point draw:id="9" svg:x="2.778cm" svg:y="3.125cm"/>
              <draw:glue-point draw:id="10" svg:x="0.556cm" svg:y="5cm"/>
              <draw:glue-point draw:id="11" svg:x="-2.406cm" svg:y="2.5cm"/>
              <draw:glue-point draw:id="12" svg:x="-4.998cm" svg:y="-1.875cm"/>
              <draw:glue-point draw:id="13" svg:x="-2.776cm" svg:y="-3.75cm"/>
              <draw:path draw:style-name="gr89" draw:text-style-name="P1" draw:layer="layout" svg:width="1.562cm" svg:height="0.973cm" svg:x="21.354cm" svg:y="15.523cm" svg:viewBox="0 0 1563 974" svg:d="M0 974c357 0 1563-374 1563-674s-130-300-260-300c0 225-1303 673-1303 974z">
                <text:p/>
              </draw:path>
              <draw:g>
                <draw:glue-point draw:id="4" svg:x="-0.998cm" svg:y="-5cm"/>
                <draw:glue-point draw:id="5" svg:x="1.801cm" svg:y="-2.812cm"/>
                <draw:glue-point draw:id="6" svg:x="5.001cm" svg:y="-0.312cm"/>
                <draw:glue-point draw:id="7" svg:x="5.001cm" svg:y="0.937cm"/>
                <draw:glue-point draw:id="8" svg:x="5.001cm" svg:y="1.875cm"/>
                <draw:glue-point draw:id="9" svg:x="3.401cm" svg:y="3.125cm"/>
                <draw:glue-point draw:id="10" svg:x="1.001cm" svg:y="5cm"/>
                <draw:glue-point draw:id="11" svg:x="-2.198cm" svg:y="2.5cm"/>
                <draw:glue-point draw:id="12" svg:x="-4.998cm" svg:y="0.312cm"/>
                <draw:glue-point draw:id="13" svg:x="-4.998cm" svg:y="-1.875cm"/>
                <draw:glue-point draw:id="14" svg:x="-2.998cm" svg:y="-3.437cm"/>
                <draw:polygon draw:style-name="gr90" draw:text-style-name="P3" draw:layer="layout" svg:width="1.302cm" svg:height="1.273cm" svg:x="21.354cm" svg:y="15.223cm" svg:viewBox="0 0 1303 1274" draw:points="0,1274 0,749 1303,0 1303,525">
                  <text:p/>
                </draw:polygon>
                <draw:polygon draw:style-name="gr91" draw:text-style-name="P4" draw:layer="layout" svg:width="3.256cm" svg:height="1.872cm" svg:x="19.4cm" svg:y="14.1cm" svg:viewBox="0 0 3257 1873" draw:points="1955,1873 0,749 1303,0 3257,1123">
                  <text:p/>
                </draw:polygon>
                <draw:polygon draw:style-name="gr92" draw:text-style-name="P2" draw:layer="layout" svg:width="1.954cm" svg:height="1.647cm" svg:x="19.4cm" svg:y="14.849cm" svg:viewBox="0 0 1955 1648" draw:points="0,525 0,0 1955,1123 1955,1648">
                  <text:p/>
                </draw:polygon>
                <draw:polygon draw:style-name="gr93" draw:text-style-name="P5" draw:layer="layout" svg:width="3.256cm" svg:height="2.396cm" svg:x="19.4cm" svg:y="14.1cm" svg:viewBox="0 0 3257 2397" draw:points="0,1274 0,749 1303,0 3257,1123 3257,1648 1955,2397">
                  <text:p/>
                </draw:polygon>
                <draw:polygon draw:style-name="gr94" draw:text-style-name="P11" draw:layer="layout" svg:width="0.13cm" svg:height="0.299cm" svg:x="20.963cm" svg:y="15.898cm" svg:viewBox="0 0 131 300" draw:points="0,225 0,0 131,75 131,300">
                  <text:p/>
                </draw:polygon>
                <draw:polygon draw:style-name="gr95" draw:text-style-name="P7" draw:layer="layout" svg:width="0.13cm" svg:height="0.299cm" svg:x="20.703cm" svg:y="15.748cm" svg:viewBox="0 0 131 300" draw:points="0,225 0,0 131,75 131,300">
                  <text:p/>
                </draw:polygon>
                <draw:line draw:style-name="gr96" draw:text-style-name="P12" draw:layer="layout" svg:x1="19.531cm" svg:y1="15.074cm" svg:x2="20.573cm" svg:y2="15.674cm">
                  <text:p/>
                </draw:line>
                <draw:line draw:style-name="gr97" draw:text-style-name="P12" draw:layer="layout" svg:x1="19.531cm" svg:y1="15.149cm" svg:x2="20.573cm" svg:y2="15.749cm">
                  <text:p/>
                </draw:line>
                <draw:line draw:style-name="gr98" draw:text-style-name="P12" draw:layer="layout" svg:x1="19.531cm" svg:y1="15.223cm" svg:x2="20.573cm" svg:y2="15.823cm">
                  <text:p/>
                </draw:line>
                <draw:line draw:style-name="gr99" draw:text-style-name="P12" draw:layer="layout" svg:x1="19.531cm" svg:y1="15.298cm" svg:x2="20.573cm" svg:y2="15.898cm">
                  <text:p/>
                </draw:line>
              </draw:g>
            </draw:g>
            <draw:frame draw:style-name="gr100" draw:text-style-name="P13" draw:layer="layout" svg:width="2.969cm" svg:height="0.962cm" svg:x="19.649cm" svg:y="16.638cm">
              <draw:text-box>
                <text:p>Fedora</text:p>
              </draw:text-box>
            </draw:frame>
          </draw:g>
          <draw:g>
            <draw:path draw:style-name="gr101" draw:text-style-name="P1" draw:layer="layout" svg:width="1.562cm" svg:height="0.973cm" svg:x="15.137cm" svg:y="17.726cm" svg:viewBox="0 0 1563 974" svg:d="M0 974c357 0 1563-374 1563-674s-130-300-260-300c0 225-1303 673-1303 974z">
              <text:p/>
            </draw:path>
            <draw:g>
              <draw:glue-point draw:id="4" svg:x="-0.998cm" svg:y="-5cm"/>
              <draw:glue-point draw:id="5" svg:x="1.801cm" svg:y="-2.812cm"/>
              <draw:glue-point draw:id="6" svg:x="5.001cm" svg:y="-0.312cm"/>
              <draw:glue-point draw:id="7" svg:x="5.001cm" svg:y="0.937cm"/>
              <draw:glue-point draw:id="8" svg:x="5.001cm" svg:y="1.875cm"/>
              <draw:glue-point draw:id="9" svg:x="3.401cm" svg:y="3.125cm"/>
              <draw:glue-point draw:id="10" svg:x="1.001cm" svg:y="5cm"/>
              <draw:glue-point draw:id="11" svg:x="-2.198cm" svg:y="2.5cm"/>
              <draw:glue-point draw:id="12" svg:x="-4.998cm" svg:y="0.312cm"/>
              <draw:glue-point draw:id="13" svg:x="-4.998cm" svg:y="-1.875cm"/>
              <draw:glue-point draw:id="14" svg:x="-2.998cm" svg:y="-3.437cm"/>
              <draw:polygon draw:style-name="gr102" draw:text-style-name="P3" draw:layer="layout" svg:width="1.302cm" svg:height="1.273cm" svg:x="15.137cm" svg:y="17.426cm" svg:viewBox="0 0 1303 1274" draw:points="0,1274 0,749 1303,0 1303,525">
                <text:p/>
              </draw:polygon>
              <draw:polygon draw:style-name="gr103" draw:text-style-name="P4" draw:layer="layout" svg:width="3.256cm" svg:height="1.872cm" svg:x="13.182cm" svg:y="16.302cm" svg:viewBox="0 0 3257 1873" draw:points="1955,1873 0,749 1303,0 3257,1123">
                <text:p/>
              </draw:polygon>
              <draw:polygon draw:style-name="gr104" draw:text-style-name="P2" draw:layer="layout" svg:width="1.954cm" svg:height="1.647cm" svg:x="13.182cm" svg:y="17.052cm" svg:viewBox="0 0 1955 1648" draw:points="0,525 0,0 1955,1123 1955,1648">
                <text:p/>
              </draw:polygon>
              <draw:polygon draw:style-name="gr105" draw:text-style-name="P5" draw:layer="layout" svg:width="3.256cm" svg:height="2.396cm" svg:x="13.182cm" svg:y="16.302cm" svg:viewBox="0 0 3257 2397" draw:points="0,1274 0,749 1303,0 3257,1123 3257,1648 1955,2397">
                <text:p/>
              </draw:polygon>
              <draw:polygon draw:style-name="gr106" draw:text-style-name="P11" draw:layer="layout" svg:width="0.13cm" svg:height="0.299cm" svg:x="14.745cm" svg:y="18.101cm" svg:viewBox="0 0 131 300" draw:points="0,225 0,0 131,75 131,300">
                <text:p/>
              </draw:polygon>
              <draw:polygon draw:style-name="gr107" draw:text-style-name="P7" draw:layer="layout" svg:width="0.13cm" svg:height="0.299cm" svg:x="14.485cm" svg:y="17.95cm" svg:viewBox="0 0 131 300" draw:points="0,225 0,0 131,75 131,300">
                <text:p/>
              </draw:polygon>
              <draw:line draw:style-name="gr108" draw:text-style-name="P12" draw:layer="layout" svg:x1="13.313cm" svg:y1="17.276cm" svg:x2="14.355cm" svg:y2="17.876cm">
                <text:p/>
              </draw:line>
              <draw:line draw:style-name="gr109" draw:text-style-name="P12" draw:layer="layout" svg:x1="13.313cm" svg:y1="17.352cm" svg:x2="14.355cm" svg:y2="17.952cm">
                <text:p/>
              </draw:line>
              <draw:line draw:style-name="gr110" draw:text-style-name="P12" draw:layer="layout" svg:x1="13.313cm" svg:y1="17.426cm" svg:x2="14.355cm" svg:y2="18.026cm">
                <text:p/>
              </draw:line>
              <draw:line draw:style-name="gr111" draw:text-style-name="P12" draw:layer="layout" svg:x1="13.313cm" svg:y1="17.501cm" svg:x2="14.355cm" svg:y2="18.101cm">
                <text:p/>
              </draw:line>
            </draw:g>
            <draw:frame draw:style-name="gr112" draw:text-style-name="P13" draw:layer="layout" svg:width="2.936cm" svg:height="1.003cm" svg:x="13.764cm" svg:y="18.797cm">
              <draw:text-box>
                <text:p>Ubuntu</text:p>
              </draw:text-box>
            </draw:frame>
          </draw:g>
          <draw:g>
            <draw:g>
              <draw:glue-point draw:id="4" svg:x="-1.295cm" svg:y="-5cm"/>
              <draw:glue-point draw:id="5" svg:x="1.667cm" svg:y="-2.5cm"/>
              <draw:glue-point draw:id="6" svg:x="4.26cm" svg:y="-0.312cm"/>
              <draw:glue-point draw:id="7" svg:x="4.26cm" svg:y="0.937cm"/>
              <draw:glue-point draw:id="8" svg:x="4.26cm" svg:y="1.875cm"/>
              <draw:glue-point draw:id="9" svg:x="2.778cm" svg:y="3.125cm"/>
              <draw:glue-point draw:id="10" svg:x="0.556cm" svg:y="5cm"/>
              <draw:glue-point draw:id="11" svg:x="-2.406cm" svg:y="2.5cm"/>
              <draw:glue-point draw:id="12" svg:x="-4.998cm" svg:y="-1.875cm"/>
              <draw:glue-point draw:id="13" svg:x="-2.776cm" svg:y="-3.75cm"/>
              <draw:path draw:style-name="gr113" draw:text-style-name="P1" draw:layer="layout" svg:width="1.562cm" svg:height="0.973cm" svg:x="22.873cm" svg:y="9.223cm" svg:viewBox="0 0 1563 974" svg:d="M0 974c357 0 1563-374 1563-674s-130-300-260-300c0 225-1303 673-1303 974z">
                <text:p/>
              </draw:path>
              <draw:g>
                <draw:glue-point draw:id="4" svg:x="-0.998cm" svg:y="-5cm"/>
                <draw:glue-point draw:id="5" svg:x="1.801cm" svg:y="-2.812cm"/>
                <draw:glue-point draw:id="6" svg:x="5.001cm" svg:y="-0.312cm"/>
                <draw:glue-point draw:id="7" svg:x="5.001cm" svg:y="0.937cm"/>
                <draw:glue-point draw:id="8" svg:x="5.001cm" svg:y="1.875cm"/>
                <draw:glue-point draw:id="9" svg:x="3.401cm" svg:y="3.125cm"/>
                <draw:glue-point draw:id="10" svg:x="1.001cm" svg:y="5cm"/>
                <draw:glue-point draw:id="11" svg:x="-2.198cm" svg:y="2.5cm"/>
                <draw:glue-point draw:id="12" svg:x="-4.998cm" svg:y="0.312cm"/>
                <draw:glue-point draw:id="13" svg:x="-4.998cm" svg:y="-1.875cm"/>
                <draw:glue-point draw:id="14" svg:x="-2.998cm" svg:y="-3.437cm"/>
                <draw:polygon draw:style-name="gr114" draw:text-style-name="P3" draw:layer="layout" svg:width="1.302cm" svg:height="1.273cm" svg:x="22.873cm" svg:y="8.923cm" svg:viewBox="0 0 1303 1274" draw:points="0,1274 0,749 1303,0 1303,525">
                  <text:p/>
                </draw:polygon>
                <draw:polygon draw:style-name="gr115" draw:text-style-name="P4" draw:layer="layout" svg:width="3.256cm" svg:height="1.872cm" svg:x="20.918cm" svg:y="7.8cm" svg:viewBox="0 0 3257 1873" draw:points="1955,1873 0,749 1303,0 3257,1123">
                  <text:p/>
                </draw:polygon>
                <draw:polygon draw:style-name="gr116" draw:text-style-name="P2" draw:layer="layout" svg:width="1.954cm" svg:height="1.647cm" svg:x="20.918cm" svg:y="8.549cm" svg:viewBox="0 0 1955 1648" draw:points="0,525 0,0 1955,1123 1955,1648">
                  <text:p/>
                </draw:polygon>
                <draw:polygon draw:style-name="gr117" draw:text-style-name="P5" draw:layer="layout" svg:width="3.256cm" svg:height="2.396cm" svg:x="20.918cm" svg:y="7.8cm" svg:viewBox="0 0 3257 2397" draw:points="0,1274 0,749 1303,0 3257,1123 3257,1648 1955,2397">
                  <text:p/>
                </draw:polygon>
                <draw:polygon draw:style-name="gr118" draw:text-style-name="P11" draw:layer="layout" svg:width="0.13cm" svg:height="0.299cm" svg:x="22.481cm" svg:y="9.598cm" svg:viewBox="0 0 131 300" draw:points="0,225 0,0 131,75 131,300">
                  <text:p/>
                </draw:polygon>
                <draw:polygon draw:style-name="gr119" draw:text-style-name="P7" draw:layer="layout" svg:width="0.13cm" svg:height="0.299cm" svg:x="22.221cm" svg:y="9.448cm" svg:viewBox="0 0 131 300" draw:points="0,225 0,0 131,75 131,300">
                  <text:p/>
                </draw:polygon>
                <draw:line draw:style-name="gr120" draw:text-style-name="P12" draw:layer="layout" svg:x1="21.049cm" svg:y1="8.774cm" svg:x2="22.091cm" svg:y2="9.374cm">
                  <text:p/>
                </draw:line>
                <draw:line draw:style-name="gr121" draw:text-style-name="P12" draw:layer="layout" svg:x1="21.049cm" svg:y1="8.849cm" svg:x2="22.091cm" svg:y2="9.449cm">
                  <text:p/>
                </draw:line>
                <draw:line draw:style-name="gr122" draw:text-style-name="P12" draw:layer="layout" svg:x1="21.049cm" svg:y1="8.923cm" svg:x2="22.091cm" svg:y2="9.523cm">
                  <text:p/>
                </draw:line>
                <draw:line draw:style-name="gr123" draw:text-style-name="P12" draw:layer="layout" svg:x1="21.049cm" svg:y1="8.999cm" svg:x2="22.091cm" svg:y2="9.599cm">
                  <text:p/>
                </draw:line>
              </draw:g>
            </draw:g>
            <draw:frame draw:style-name="gr124" draw:text-style-name="P13" draw:layer="layout" svg:width="5.5cm" svg:height="1.004cm" svg:x="20.2cm" svg:y="10.496cm">
              <draw:text-box>
                <text:p>Enterprise Linux</text:p>
              </draw:text-box>
            </draw:frame>
          </draw:g>
          <draw:g>
            <draw:g>
              <draw:glue-point draw:id="4" svg:x="-1.295cm" svg:y="-5cm"/>
              <draw:glue-point draw:id="5" svg:x="1.667cm" svg:y="-2.5cm"/>
              <draw:glue-point draw:id="6" svg:x="4.26cm" svg:y="-0.312cm"/>
              <draw:glue-point draw:id="7" svg:x="4.26cm" svg:y="0.937cm"/>
              <draw:glue-point draw:id="8" svg:x="4.26cm" svg:y="1.875cm"/>
              <draw:glue-point draw:id="9" svg:x="2.778cm" svg:y="3.125cm"/>
              <draw:glue-point draw:id="10" svg:x="0.556cm" svg:y="5cm"/>
              <draw:glue-point draw:id="11" svg:x="-2.406cm" svg:y="2.5cm"/>
              <draw:glue-point draw:id="12" svg:x="-4.998cm" svg:y="-1.875cm"/>
              <draw:glue-point draw:id="13" svg:x="-2.776cm" svg:y="-3.75cm"/>
              <draw:path draw:style-name="gr125" draw:text-style-name="P1" draw:layer="layout" svg:width="1.562cm" svg:height="0.973cm" svg:x="14.872cm" svg:y="3.224cm" svg:viewBox="0 0 1563 974" svg:d="M0 974c357 0 1563-374 1563-674s-130-300-260-300c0 225-1303 673-1303 974z">
                <text:p/>
              </draw:path>
              <draw:g>
                <draw:glue-point draw:id="4" svg:x="-0.998cm" svg:y="-5cm"/>
                <draw:glue-point draw:id="5" svg:x="1.801cm" svg:y="-2.812cm"/>
                <draw:glue-point draw:id="6" svg:x="5.001cm" svg:y="-0.312cm"/>
                <draw:glue-point draw:id="7" svg:x="5.001cm" svg:y="0.937cm"/>
                <draw:glue-point draw:id="8" svg:x="5.001cm" svg:y="1.875cm"/>
                <draw:glue-point draw:id="9" svg:x="3.401cm" svg:y="3.125cm"/>
                <draw:glue-point draw:id="10" svg:x="1.001cm" svg:y="5cm"/>
                <draw:glue-point draw:id="11" svg:x="-2.198cm" svg:y="2.5cm"/>
                <draw:glue-point draw:id="12" svg:x="-4.998cm" svg:y="0.312cm"/>
                <draw:glue-point draw:id="13" svg:x="-4.998cm" svg:y="-1.875cm"/>
                <draw:glue-point draw:id="14" svg:x="-2.998cm" svg:y="-3.437cm"/>
                <draw:polygon draw:style-name="gr126" draw:text-style-name="P3" draw:layer="layout" svg:width="1.302cm" svg:height="1.273cm" svg:x="14.872cm" svg:y="2.924cm" svg:viewBox="0 0 1303 1274" draw:points="0,1274 0,749 1303,0 1303,525">
                  <text:p/>
                </draw:polygon>
                <draw:polygon draw:style-name="gr127" draw:text-style-name="P4" draw:layer="layout" svg:width="3.256cm" svg:height="1.872cm" svg:x="12.917cm" svg:y="1.8cm" svg:viewBox="0 0 3257 1873" draw:points="1955,1873 0,749 1303,0 3257,1123">
                  <text:p/>
                </draw:polygon>
                <draw:polygon draw:style-name="gr128" draw:text-style-name="P2" draw:layer="layout" svg:width="1.954cm" svg:height="1.647cm" svg:x="12.917cm" svg:y="2.55cm" svg:viewBox="0 0 1955 1648" draw:points="0,525 0,0 1955,1123 1955,1648">
                  <text:p/>
                </draw:polygon>
                <draw:polygon draw:style-name="gr129" draw:text-style-name="P5" draw:layer="layout" svg:width="3.256cm" svg:height="2.396cm" svg:x="12.917cm" svg:y="1.8cm" svg:viewBox="0 0 3257 2397" draw:points="0,1274 0,749 1303,0 3257,1123 3257,1648 1955,2397">
                  <text:p/>
                </draw:polygon>
                <draw:polygon draw:style-name="gr130" draw:text-style-name="P11" draw:layer="layout" svg:width="0.13cm" svg:height="0.299cm" svg:x="14.481cm" svg:y="3.599cm" svg:viewBox="0 0 131 300" draw:points="0,225 0,0 131,75 131,300">
                  <text:p/>
                </draw:polygon>
                <draw:polygon draw:style-name="gr131" draw:text-style-name="P7" draw:layer="layout" svg:width="0.13cm" svg:height="0.299cm" svg:x="14.22cm" svg:y="3.448cm" svg:viewBox="0 0 131 300" draw:points="0,225 0,0 131,75 131,300">
                  <text:p/>
                </draw:polygon>
                <draw:line draw:style-name="gr132" draw:text-style-name="P12" draw:layer="layout" svg:x1="13.048cm" svg:y1="2.774cm" svg:x2="14.09cm" svg:y2="3.374cm">
                  <text:p/>
                </draw:line>
                <draw:line draw:style-name="gr133" draw:text-style-name="P12" draw:layer="layout" svg:x1="13.048cm" svg:y1="2.849cm" svg:x2="14.09cm" svg:y2="3.449cm">
                  <text:p/>
                </draw:line>
                <draw:line draw:style-name="gr134" draw:text-style-name="P12" draw:layer="layout" svg:x1="13.048cm" svg:y1="2.924cm" svg:x2="14.09cm" svg:y2="3.524cm">
                  <text:p/>
                </draw:line>
                <draw:line draw:style-name="gr135" draw:text-style-name="P12" draw:layer="layout" svg:x1="13.048cm" svg:y1="2.999cm" svg:x2="14.09cm" svg:y2="3.599cm">
                  <text:p/>
                </draw:line>
              </draw:g>
            </draw:g>
            <draw:frame draw:style-name="gr136" draw:text-style-name="P13" draw:layer="layout" svg:width="4.764cm" svg:height="0.962cm" svg:x="12.436cm" svg:y="4.4cm">
              <draw:text-box>
                <text:p>Alpine Linux</text:p>
              </draw:text-box>
            </draw:frame>
          </draw:g>
          <draw:frame draw:style-name="gr137" draw:text-style-name="P15" draw:layer="layout" svg:width="5.887cm" svg:height="1.673cm" svg:x="2.7cm" svg:y="13.7cm">
            <draw:text-box>
              <text:p text:style-name="P14">Ansible</text:p>
              <text:p text:style-name="P14">Management Node</text:p>
            </draw:text-box>
          </draw:frame>
          <draw:line draw:style-name="gr138" draw:text-style-name="P16" draw:layer="layout" svg:x1="10.5cm" svg:y1="9.8cm" svg:x2="13cm" svg:y2="5.5cm">
            <text:p/>
          </draw:line>
          <draw:line draw:style-name="gr139" draw:text-style-name="P16" draw:layer="layout" svg:x1="11cm" svg:y1="10.3cm" svg:x2="18.7cm" svg:y2="6.6cm">
            <text:p/>
          </draw:line>
          <draw:line draw:style-name="gr140" draw:text-style-name="P16" draw:layer="layout" svg:x1="11.1cm" svg:y1="10.8cm" svg:x2="20.1cm" svg:y2="9.9cm">
            <text:p/>
          </draw:line>
          <draw:line draw:style-name="gr141" draw:text-style-name="P16" draw:layer="layout" svg:x1="10.9cm" svg:y1="11.4cm" svg:x2="19.1cm" svg:y2="14.8cm">
            <text:p/>
          </draw:line>
          <draw:line draw:style-name="gr142" draw:text-style-name="P16" draw:layer="layout" svg:x1="10.5cm" svg:y1="11.8cm" svg:x2="13.5cm" svg:y2="16.3cm">
            <text:p/>
          </draw:line>
          <draw:frame draw:style-name="gr143" draw:text-style-name="P17" draw:layer="layout" svg:width="2.2cm" svg:height="1.825cm" svg:x="21.9cm" svg:y="12.6cm">
            <draw:text-box>
              <text:p><text:span text:style-name="T1">...</text:span></text:p>
            </draw:text-box>
          </draw:frame>
          <draw:custom-shape draw:style-name="gr144" draw:text-style-name="P16" draw:layer="layout" svg:width="24.1cm" svg:height="18.3cm" svg:x="1.5cm" svg:y="1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13:06:27.873635895</meta:creation-date>
    <dc:date>2023-03-16T13:40:17.266333456</dc:date>
    <meta:editing-duration>PT10M1S</meta:editing-duration>
    <meta:editing-cycles>2</meta:editing-cycles>
    <meta:generator>LibreOffice/7.3.7.2$Linux_X86_64 LibreOffice_project/30$Build-2</meta:generator>
    <meta:document-statistic meta:object-count="168"/>
  </office:meta>
</office:document-meta>
</file>